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Detail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setOrder( Order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setOrderLineNumber( short order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getQuantity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setQuantityOrdered( Integer quantityOr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getOrder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setPriceEach( double priceEa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getPric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Order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derDetail.OrderDetail( OrderDetailId id , Order order , Product product , Integer quantityOrdered , double priceEach , short order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erDetail.setProduct( Product produ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setId( OrderDetail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Detail.getProd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